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MUPD/s/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2209" calcext:value-type="float">
            <text:p>69.2209</text:p>
          </table:table-cell>
          <table:table-cell office:value-type="float" office:value="60.1206" calcext:value-type="float">
            <text:p>60.1206</text:p>
          </table:table-cell>
          <table:table-cell office:value-type="float" office:value="58.6648" calcext:value-type="float">
            <text:p>58.6648</text:p>
          </table:table-cell>
          <table:table-cell office:value-type="float" office:value="57.955" calcext:value-type="float">
            <text:p>57.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.952" calcext:value-type="float">
            <text:p>140.952</text:p>
          </table:table-cell>
          <table:table-cell office:value-type="float" office:value="112.203" calcext:value-type="float">
            <text:p>112.203</text:p>
          </table:table-cell>
          <table:table-cell office:value-type="float" office:value="101.886" calcext:value-type="float">
            <text:p>101.886</text:p>
          </table:table-cell>
          <table:table-cell office:value-type="float" office:value="98.7807" calcext:value-type="float">
            <text:p>98.780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.812" calcext:value-type="float">
            <text:p>203.812</text:p>
          </table:table-cell>
          <table:table-cell office:value-type="float" office:value="147.657" calcext:value-type="float">
            <text:p>147.657</text:p>
          </table:table-cell>
          <table:table-cell office:value-type="float" office:value="125.108" calcext:value-type="float">
            <text:p>125.108</text:p>
          </table:table-cell>
          <table:table-cell office:value-type="float" office:value="119.286" calcext:value-type="float">
            <text:p>119.2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.883" calcext:value-type="float">
            <text:p>243.883</text:p>
          </table:table-cell>
          <table:table-cell office:value-type="float" office:value="166.014" calcext:value-type="float">
            <text:p>166.014</text:p>
          </table:table-cell>
          <table:table-cell office:value-type="float" office:value="135.836" calcext:value-type="float">
            <text:p>135.836</text:p>
          </table:table-cell>
          <table:table-cell office:value-type="float" office:value="128.999" calcext:value-type="float">
            <text:p>128.9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4.689" calcext:value-type="float">
            <text:p>304.689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136.03" calcext:value-type="float">
            <text:p>136.03</text:p>
          </table:table-cell>
          <table:table-cell office:value-type="float" office:value="129.639" calcext:value-type="float">
            <text:p>129.63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.189" calcext:value-type="float">
            <text:p>290.189</text:p>
          </table:table-cell>
          <table:table-cell office:value-type="float" office:value="181.521" calcext:value-type="float">
            <text:p>181.521</text:p>
          </table:table-cell>
          <table:table-cell office:value-type="float" office:value="139.278" calcext:value-type="float">
            <text:p>139.278</text:p>
          </table:table-cell>
          <table:table-cell office:value-type="float" office:value="130.426" calcext:value-type="float">
            <text:p>130.42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5418" calcext:value-type="float">
            <text:p>18.5418</text:p>
          </table:table-cell>
          <table:table-cell office:value-type="float" office:value="16.222" calcext:value-type="float">
            <text:p>16.222</text:p>
          </table:table-cell>
          <table:table-cell office:value-type="float" office:value="15.9129" calcext:value-type="float">
            <text:p>15.9129</text:p>
          </table:table-cell>
          <table:table-cell office:value-type="float" office:value="15.8744" calcext:value-type="float">
            <text:p>15.87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3663" calcext:value-type="float">
            <text:p>37.3663</text:p>
          </table:table-cell>
          <table:table-cell office:value-type="float" office:value="30.1598" calcext:value-type="float">
            <text:p>30.1598</text:p>
          </table:table-cell>
          <table:table-cell office:value-type="float" office:value="28.1996" calcext:value-type="float">
            <text:p>28.1996</text:p>
          </table:table-cell>
          <table:table-cell office:value-type="float" office:value="27.6949" calcext:value-type="float">
            <text:p>27.69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796" calcext:value-type="float">
            <text:p>53.796</text:p>
          </table:table-cell>
          <table:table-cell office:value-type="float" office:value="39.6326" calcext:value-type="float">
            <text:p>39.6326</text:p>
          </table:table-cell>
          <table:table-cell office:value-type="float" office:value="34.3728" calcext:value-type="float">
            <text:p>34.3728</text:p>
          </table:table-cell>
          <table:table-cell office:value-type="float" office:value="33.75" calcext:value-type="float">
            <text:p>33.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18" calcext:value-type="float">
            <text:p>64.18</text:p>
          </table:table-cell>
          <table:table-cell office:value-type="float" office:value="44.4039" calcext:value-type="float">
            <text:p>44.4039</text:p>
          </table:table-cell>
          <table:table-cell office:value-type="float" office:value="36.9191" calcext:value-type="float">
            <text:p>36.9191</text:p>
          </table:table-cell>
          <table:table-cell office:value-type="float" office:value="36.238" calcext:value-type="float">
            <text:p>36.2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4462" calcext:value-type="float">
            <text:p>74.4462</text:p>
          </table:table-cell>
          <table:table-cell office:value-type="float" office:value="48.6054" calcext:value-type="float">
            <text:p>48.6054</text:p>
          </table:table-cell>
          <table:table-cell office:value-type="float" office:value="36.7169" calcext:value-type="float">
            <text:p>36.7169</text:p>
          </table:table-cell>
          <table:table-cell office:value-type="float" office:value="36.2878" calcext:value-type="float">
            <text:p>36.287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309" calcext:value-type="float">
            <text:p>87.8309</text:p>
          </table:table-cell>
          <table:table-cell office:value-type="float" office:value="48.9657" calcext:value-type="float">
            <text:p>48.9657</text:p>
          </table:table-cell>
          <table:table-cell office:value-type="float" office:value="37.0415" calcext:value-type="float">
            <text:p>37.0415</text:p>
          </table:table-cell>
          <table:table-cell office:value-type="float" office:value="36.4507" calcext:value-type="float">
            <text:p>36.4507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MUPD/s/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0241" calcext:value-type="float">
            <text:p>62.0241</text:p>
          </table:table-cell>
          <table:table-cell office:value-type="float" office:value="50.36" calcext:value-type="float">
            <text:p>50.36</text:p>
          </table:table-cell>
          <table:table-cell office:value-type="float" office:value="47.9142" calcext:value-type="float">
            <text:p>47.9142</text:p>
          </table:table-cell>
          <table:table-cell office:value-type="float" office:value="47.0583" calcext:value-type="float">
            <text:p>47.05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.568" calcext:value-type="float">
            <text:p>126.568</text:p>
          </table:table-cell>
          <table:table-cell office:value-type="float" office:value="84.6826" calcext:value-type="float">
            <text:p>84.6826</text:p>
          </table:table-cell>
          <table:table-cell office:value-type="float" office:value="71.9351" calcext:value-type="float">
            <text:p>71.9351</text:p>
          </table:table-cell>
          <table:table-cell office:value-type="float" office:value="71.6761" calcext:value-type="float">
            <text:p>71.67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.004" calcext:value-type="float">
            <text:p>191.004</text:p>
          </table:table-cell>
          <table:table-cell office:value-type="float" office:value="100.525" calcext:value-type="float">
            <text:p>100.525</text:p>
          </table:table-cell>
          <table:table-cell office:value-type="float" office:value="83.5773" calcext:value-type="float">
            <text:p>83.5773</text:p>
          </table:table-cell>
          <table:table-cell office:value-type="float" office:value="80.2801" calcext:value-type="float">
            <text:p>80.28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.883" calcext:value-type="float">
            <text:p>177.883</text:p>
          </table:table-cell>
          <table:table-cell office:value-type="float" office:value="104.354" calcext:value-type="float">
            <text:p>104.354</text:p>
          </table:table-cell>
          <table:table-cell office:value-type="float" office:value="84.2394" calcext:value-type="float">
            <text:p>84.2394</text:p>
          </table:table-cell>
          <table:table-cell office:value-type="float" office:value="81.2249" calcext:value-type="float">
            <text:p>81.22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7.263" calcext:value-type="float">
            <text:p>297.263</text:p>
          </table:table-cell>
          <table:table-cell office:value-type="float" office:value="107.541" calcext:value-type="float">
            <text:p>107.541</text:p>
          </table:table-cell>
          <table:table-cell office:value-type="float" office:value="84.1857" calcext:value-type="float">
            <text:p>84.1857</text:p>
          </table:table-cell>
          <table:table-cell office:value-type="float" office:value="81.9354" calcext:value-type="float">
            <text:p>81.93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.803" calcext:value-type="float">
            <text:p>277.803</text:p>
          </table:table-cell>
          <table:table-cell office:value-type="float" office:value="108.948" calcext:value-type="float">
            <text:p>108.948</text:p>
          </table:table-cell>
          <table:table-cell office:value-type="float" office:value="84.7066" calcext:value-type="float">
            <text:p>84.7066</text:p>
          </table:table-cell>
          <table:table-cell office:value-type="float" office:value="81.0856" calcext:value-type="float">
            <text:p>81.085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593" calcext:value-type="float">
            <text:p>25.4593</text:p>
          </table:table-cell>
          <table:table-cell office:value-type="float" office:value="20.3676" calcext:value-type="float">
            <text:p>20.3676</text:p>
          </table:table-cell>
          <table:table-cell office:value-type="float" office:value="20.1538" calcext:value-type="float">
            <text:p>20.1538</text:p>
          </table:table-cell>
          <table:table-cell office:value-type="float" office:value="20.21" calcext:value-type="float">
            <text:p>20.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7752" calcext:value-type="float">
            <text:p>48.7752</text:p>
          </table:table-cell>
          <table:table-cell office:value-type="float" office:value="33.5496" calcext:value-type="float">
            <text:p>33.5496</text:p>
          </table:table-cell>
          <table:table-cell office:value-type="float" office:value="31.8469" calcext:value-type="float">
            <text:p>31.8469</text:p>
          </table:table-cell>
          <table:table-cell office:value-type="float" office:value="31.1432" calcext:value-type="float">
            <text:p>31.14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1958" calcext:value-type="float">
            <text:p>76.1958</text:p>
          </table:table-cell>
          <table:table-cell office:value-type="float" office:value="40.3462" calcext:value-type="float">
            <text:p>40.3462</text:p>
          </table:table-cell>
          <table:table-cell office:value-type="float" office:value="36.0334" calcext:value-type="float">
            <text:p>36.0334</text:p>
          </table:table-cell>
          <table:table-cell office:value-type="float" office:value="35.1259" calcext:value-type="float">
            <text:p>35.12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8784" calcext:value-type="float">
            <text:p>81.8784</text:p>
          </table:table-cell>
          <table:table-cell office:value-type="float" office:value="42.4118" calcext:value-type="float">
            <text:p>42.4118</text:p>
          </table:table-cell>
          <table:table-cell office:value-type="float" office:value="36.5959" calcext:value-type="float">
            <text:p>36.5959</text:p>
          </table:table-cell>
          <table:table-cell office:value-type="float" office:value="35.6628" calcext:value-type="float">
            <text:p>35.66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037" calcext:value-type="float">
            <text:p>98.037</text:p>
          </table:table-cell>
          <table:table-cell office:value-type="float" office:value="43.2959" calcext:value-type="float">
            <text:p>43.2959</text:p>
          </table:table-cell>
          <table:table-cell office:value-type="float" office:value="36.6378" calcext:value-type="float">
            <text:p>36.6378</text:p>
          </table:table-cell>
          <table:table-cell office:value-type="float" office:value="36.0668" calcext:value-type="float">
            <text:p>36.06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.241" calcext:value-type="float">
            <text:p>117.241</text:p>
          </table:table-cell>
          <table:table-cell office:value-type="float" office:value="43.7574" calcext:value-type="float">
            <text:p>43.7574</text:p>
          </table:table-cell>
          <table:table-cell office:value-type="float" office:value="36.8494" calcext:value-type="float">
            <text:p>36.8494</text:p>
          </table:table-cell>
          <table:table-cell office:value-type="float" office:value="35.6336" calcext:value-type="float">
            <text:p>35.6336</text:p>
          </table:table-cell>
          <table:table-cell table:number-columns-repeated="3"/>
        </table:table-row>
      </table:table>
      <table:table table:name="gpu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MUPD/s/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.21" calcext:value-type="float">
            <text:p>292.21</text:p>
          </table:table-cell>
          <table:table-cell office:value-type="float" office:value="378.007" calcext:value-type="float">
            <text:p>378.007</text:p>
          </table:table-cell>
          <table:table-cell office:value-type="float" office:value="378.767" calcext:value-type="float">
            <text:p>378.7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.276" calcext:value-type="float">
            <text:p>103.276</text:p>
          </table:table-cell>
          <table:table-cell office:value-type="float" office:value="97.7538" calcext:value-type="float">
            <text:p>97.7538</text:p>
          </table:table-cell>
          <table:table-cell office:value-type="float" office:value="95.978" calcext:value-type="float">
            <text:p>95.97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MUPD/s/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.097" calcext:value-type="float">
            <text:p>227.097</text:p>
          </table:table-cell>
          <table:table-cell office:value-type="float" office:value="258.025" calcext:value-type="float">
            <text:p>258.025</text:p>
          </table:table-cell>
          <table:table-cell office:value-type="float" office:value="250.541" calcext:value-type="float">
            <text:p>250.5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e nu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748" calcext:value-type="float">
            <text:p>107.748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98.8546" calcext:value-type="float">
            <text:p>98.85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TC" style:font-size-asian="10pt" style:language-asian="zh" style:country-asian="TW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9:17:21.489330159</meta:creation-date>
    <dc:date>2022-10-18T21:48:35.436036316</dc:date>
    <meta:editing-duration>PT1H22S</meta:editing-duration>
    <meta:editing-cycles>3</meta:editing-cycles>
    <meta:generator>LibreOffice/7.2.6.2$Linux_X86_64 LibreOffice_project/b0ec3a565991f7569a5a7f5d24fed7f52653d754</meta:generator>
    <meta:document-statistic meta:table-count="2" meta:cell-count="196" meta:object-count="0"/>
  </office:meta>
</office:document-meta>
</file>